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202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24" calcext:value-type="float">
            <text:p>76.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202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4" calcext:value-type="float">
            <text:p>81.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36" calcext:value-type="float">
            <text:p>82.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202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976" calcext:value-type="float">
            <text:p>81.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92" calcext:value-type="float">
            <text:p>81.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2" calcext:value-type="float">
            <text:p>80.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2019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576" calcext:value-type="float">
            <text:p>80.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056" calcext:value-type="float">
            <text:p>80.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2017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384" calcext:value-type="float">
            <text:p>80.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201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864" calcext:value-type="float">
            <text:p>80.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201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288" calcext:value-type="float">
            <text:p>80.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201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192" calcext:value-type="float">
            <text:p>80.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201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096" calcext:value-type="float">
            <text:p>80.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201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264" calcext:value-type="float">
            <text:p>74.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201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976" calcext:value-type="float">
            <text:p>74.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201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024" calcext:value-type="float">
            <text:p>74.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2008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36" calcext:value-type="float">
            <text:p>74.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200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832" calcext:value-type="float">
            <text:p>74.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2006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2006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200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200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200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2002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6" calcext:value-type="float">
            <text:p>70.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200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1999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199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1998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448" calcext:value-type="float">
            <text:p>70.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1996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1995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832" calcext:value-type="float">
            <text:p>70.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199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199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16" calcext:value-type="float">
            <text:p>69.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199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199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824" calcext:value-type="float">
            <text:p>69.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199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488" calcext:value-type="float">
            <text:p>69.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199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344" calcext:value-type="float">
            <text:p>69.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1989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152" calcext:value-type="float">
            <text:p>69.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1988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768" calcext:value-type="float">
            <text:p>69.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1987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4736" calcext:value-type="float">
            <text:p>69.1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1986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6072" calcext:value-type="float">
            <text:p>69.1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198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34" calcext:value-type="float">
            <text:p>69.1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198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5968" calcext:value-type="float">
            <text:p>69.0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198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0144" calcext:value-type="float">
            <text:p>68.9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198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6476" calcext:value-type="float">
            <text:p>68.5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198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096" calcext:value-type="float">
            <text:p>68.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197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0824" calcext:value-type="float">
            <text:p>70.6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197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208" calcext:value-type="float">
            <text:p>69.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928" calcext:value-type="float">
            <text:p>70.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1976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4544" calcext:value-type="float">
            <text:p>69.8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197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592" calcext:value-type="float">
            <text:p>66.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197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7488" calcext:value-type="float">
            <text:p>66.0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197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352" calcext:value-type="float">
            <text:p>66.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197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8888" calcext:value-type="float">
            <text:p>65.7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197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96" calcext:value-type="float">
            <text:p>65.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197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336" calcext:value-type="float">
            <text:p>64.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196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196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56" calcext:value-type="float">
            <text:p>63.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196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196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024" calcext:value-type="float">
            <text:p>62.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</text:p>
          </table:table-cell>
          <table:table-cell office:value-type="string" calcext:value-type="string">
            <text:p>NHP-AR-017</text:p>
          </table:table-cell>
          <table:table-cell office:value-type="string" calcext:value-type="string">
            <text:p>196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2" meta:object-count="0"/>
    <meta:user-defined meta:name="AppVersion">3.0</meta:user-defined>
  </office:meta>
</office:document-meta>
</file>